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antarell" fo:font-size="13pt" fo:letter-spacing="normal" fo:font-style="normal" fo:font-weight="normal" officeooo:paragraph-rsid="0001702b"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text:p>
      <text:p text:style-name="P1"/>
      <text:p text:style-name="P1">Les dernières études de satisfaction des citoyens de Gotham ont montré un mécontentement croissant vis à vis de la propreté des rues. </text:p>
      <text:p text:style-name="P1">Les employés du SWAG ont également fait remonter plusieurs plaintes à propos de l’organisation et de la charge de travail imposée lorsqu’une opération est menée par Batman et la police. </text:p>
      <text:p text:style-name="P1"/>
      <text:p text:style-name="P1">En étroite collaboration avec la mairie, nous avons décidé de faire quelques changements sur la manière dont fonctionne le SWAG afin que tout le monde puisse travailler et vivre dans de meilleures conditions. </text:p>
      <text:p text:style-name="P1"/>
      <text:p text:style-name="P1">Voici un résumé des changements qui commenceront en décembre 2022.</text:p>
      <text:p text:style-name="P1"/>
      <text:p text:style-name="P1">- Une utilisation de l’application Time Manager pour planifier et suivre le travail des équipes SWAG.</text:p>
      <text:p text:style-name="P1">- Équiper les camions de GPS.</text:p>
      <text:p text:style-name="P1">- Tous les employés seront désormais équipés de tablettes afin de pouvoir mieux communiquer avec leur hiérarchie.</text:p>
      <text:p text:style-name="P1">- Utilisation de drones afin d’assurer une meilleure surveillance de l’état des rues.</text:p>
      <text:p text:style-name="P1">- Changement de la taille standard des poubelles des citoyens.</text:p>
      <text:p text:style-name="P1">- Développement d’une application pour que les citoyens puissent communiquer leurs besoins au SWAG.</text:p>
      <text:p text:style-name="P1">- Rapport mensuel de la productivité des équipes du SWAG.</text:p>
      <text:p text:style-name="P1"/>
      <text:p text:style-name="P1">Une réunion aura lieu le lundi 4 décembre 2022 a 10H dans la salle B3 afin de parler plus en détails de ces changements et donner plus d’explications sur les points pouvant vous paraître obscures. </text:p>
      <text:p text:style-name="P1">Bien que nous soyons ouverts à de nouvelles idées, le plan dans sa globalité a été validé par la mairie. </text:p>
      <text:p text:style-name="P1"/>
      <text:p text:style-name="P1">Cette réunion sera donc principalement à but informatif. </text:p>
      <text:p text:style-name="P1">Nous souhaitons travailler en toute transparence avec notre service de communication, les questions seront donc les bienvenues. </text:p>
      <text:p text:style-name="P1">Cordialement, </text:p>
      <text:p text:style-name="P1"/>
      <text:p text:style-name="P1">Romain Mularczyk, tyran communiste au grand cœur de SWA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0:18:18.157177610</meta:creation-date>
    <dc:date>2022-12-05T10:23:07.165202775</dc:date>
    <meta:editing-duration>PT4M50S</meta:editing-duration>
    <meta:editing-cycles>1</meta:editing-cycles>
    <meta:document-statistic meta:table-count="0" meta:image-count="0" meta:object-count="0" meta:page-count="1" meta:paragraph-count="18" meta:word-count="272" meta:character-count="1708" meta:non-whitespace-character-count="1444"/>
    <meta:generator>LibreOffice/7.3.7.2$Linux_X86_64 LibreOffice_project/30$Build-2</meta:generator>
  </office:meta>
</office:document-meta>
</file>